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A16C337F855DCF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98cm, 2.675cm, 17.052cm, 4.38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338cm" svg:height="21.799cm" svg:x="0.991cm" svg:y="1.992cm">
          <draw:image xlink:href="Pictures/10000000000005E8000007E0DA16C337F855DCF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14T06:15:13.838891383</dc:date>
    <meta:editing-duration>PT3M35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